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ssignment_1.2" table:style-name="ta1">
        <table:shapes>
          <draw:frame draw:z-index="0" draw:style-name="gr1" draw:text-style-name="P1" svg:width="453.51pt" svg:height="255.09pt" svg:x="16.92pt" svg:y="66.84pt">
            <loext:p draw:notify-on-update-of-ranges="'assignment_1.2'.B1:'assignment_1.2'.B1 'assignment_1.2'.B2:'assignment_1.2'.B5 'assignment_1.2'.G1:'assignment_1.2'.G1 'assignment_1.2'.G2:'assignment_1.2'.G5 'assignment_1.2'.B1:'assignment_1.2'.B1 'assignment_1.2'.B2:'assignment_1.2'.B5 'assignment_1.2'.H1:'assignment_1.2'.H1 'assignment_1.2'.H2:'assignment_1.2'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Associativity level</text:p>
          </table:table-cell>
          <table:table-cell office:value-type="string" calcext:value-type="string">
            <text:p>icache_hits</text:p>
          </table:table-cell>
          <table:table-cell office:value-type="string" calcext:value-type="string">
            <text:p>icache_misses</text:p>
          </table:table-cell>
          <table:table-cell office:value-type="string" calcext:value-type="string">
            <text:p>dcache_hits</text:p>
          </table:table-cell>
          <table:table-cell office:value-type="string" calcext:value-type="string">
            <text:p>dcache_misses</text:p>
          </table:table-cell>
          <table:table-cell office:value-type="string" calcext:value-type="string">
            <text:p>icache_hitratio</text:p>
          </table:table-cell>
          <table:table-cell office:value-type="string" calcext:value-type="string">
            <text:p>dcache_hit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942085" calcext:value-type="float">
            <text:p>83942085</text:p>
          </table:table-cell>
          <table:table-cell office:value-type="float" office:value="13485582" calcext:value-type="float">
            <text:p>13485582</text:p>
          </table:table-cell>
          <table:table-cell office:value-type="float" office:value="113864042" calcext:value-type="float">
            <text:p>113864042</text:p>
          </table:table-cell>
          <table:table-cell office:value-type="float" office:value="3057032" calcext:value-type="float">
            <text:p>3057032</text:p>
          </table:table-cell>
          <table:table-cell office:value-type="float" office:value="86.1583650566117" calcext:value-type="float">
            <text:p>86.1583650566</text:p>
          </table:table-cell>
          <table:table-cell office:value-type="float" office:value="97.3853883689094" calcext:value-type="float">
            <text:p>97.3853883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629982" calcext:value-type="float">
            <text:p>92629982</text:p>
          </table:table-cell>
          <table:table-cell office:value-type="float" office:value="6135192" calcext:value-type="float">
            <text:p>6135192</text:p>
          </table:table-cell>
          <table:table-cell office:value-type="float" office:value="116054078" calcext:value-type="float">
            <text:p>116054078</text:p>
          </table:table-cell>
          <table:table-cell office:value-type="float" office:value="903951" calcext:value-type="float">
            <text:p>903951</text:p>
          </table:table-cell>
          <table:table-cell office:value-type="float" office:value="93.7881018667572" calcext:value-type="float">
            <text:p>93.7881018668</text:p>
          </table:table-cell>
          <table:table-cell office:value-type="float" office:value="99.2271150533838" calcext:value-type="float">
            <text:p>99.2271150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078992" calcext:value-type="float">
            <text:p>94078992</text:p>
          </table:table-cell>
          <table:table-cell office:value-type="float" office:value="5040933" calcext:value-type="float">
            <text:p>5040933</text:p>
          </table:table-cell>
          <table:table-cell office:value-type="float" office:value="116370869" calcext:value-type="float">
            <text:p>116370869</text:p>
          </table:table-cell>
          <table:table-cell office:value-type="float" office:value="722913" calcext:value-type="float">
            <text:p>722913</text:p>
          </table:table-cell>
          <table:table-cell office:value-type="float" office:value="94.9143091058634" calcext:value-type="float">
            <text:p>94.9143091059</text:p>
          </table:table-cell>
          <table:table-cell office:value-type="float" office:value="99.3826205049897" calcext:value-type="float">
            <text:p>99.382620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4371879" calcext:value-type="float">
            <text:p>94371879</text:p>
          </table:table-cell>
          <table:table-cell office:value-type="float" office:value="4904977" calcext:value-type="float">
            <text:p>4904977</text:p>
          </table:table-cell>
          <table:table-cell office:value-type="float" office:value="116419980" calcext:value-type="float">
            <text:p>116419980</text:p>
          </table:table-cell>
          <table:table-cell office:value-type="float" office:value="697164" calcext:value-type="float">
            <text:p>697164</text:p>
          </table:table-cell>
          <table:table-cell office:value-type="float" office:value="95.0592945852354" calcext:value-type="float">
            <text:p>95.0592945852</text:p>
          </table:table-cell>
          <table:table-cell office:value-type="float" office:value="99.4047293366375" calcext:value-type="float">
            <text:p>99.4047293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22:09:38.829734381</dc:date>
    <meta:editing-duration>PT4H15M9S</meta:editing-duration>
    <meta:editing-cycles>1</meta:editing-cycles>
    <meta:document-statistic meta:table-count="1" meta:cell-count="3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41cm" svg:y="0.316cm" chart:style-name="ch2">
          <text:p>Impact of associativity level on hit ratio</text:p>
        </chart:title>
        <chart:subtitle svg:x="5.403cm" svg:y="1.275cm" chart:style-name="ch3">
          <text:p>L1 instruction and data cache</text:p>
        </chart:subtitle>
        <chart:legend chart:legend-position="end" svg:x="12.328cm" svg:y="3.952cm" style:legend-expansion="high" chart:style-name="ch4"/>
        <chart:plot-area chart:style-name="ch5" table:cell-range-address="'assignment_1.2'.B1:'assignment_1.2'.B5 'assignment_1.2'.G1:'assignment_1.2'.H5" chart:data-source-has-labels="row" svg:x="1.331cm" svg:y="2.138cm" svg:width="10.677cm" svg:height="5.701cm">
          <chartooo:coordinate-region svg:x="1.952cm" svg:y="2.337cm" svg:width="9.776cm" svg:height="4.855cm"/>
          <chart:axis chart:dimension="x" chart:name="primary-x" chart:style-name="ch6">
            <chart:title svg:x="5.342cm" svg:y="8.019cm" chart:style-name="ch7">
              <text:p>Associativity level</text:p>
            </chart:title>
          </chart:axis>
          <chart:axis chart:dimension="y" chart:name="primary-y" chart:style-name="ch6">
            <chart:title svg:x="0.451cm" svg:y="5.852cm" chart:style-name="ch8">
              <text:p>Hit ratio(%)</text:p>
            </chart:title>
            <chart:grid chart:style-name="ch9" chart:class="major"/>
          </chart:axis>
          <chart:series chart:style-name="ch10" chart:values-cell-range-address="'assignment_1.2'.G2:'assignment_1.2'.G5" chart:label-cell-address="'assignment_1.2'.G1:'assignment_1.2'.G1" chart:class="chart:scatter">
            <chart:domain table:cell-range-address="'assignment_1.2'.B2:'assignment_1.2'.B5"/>
            <chart:data-point chart:repeated="4"/>
          </chart:series>
          <chart:series chart:style-name="ch11" chart:values-cell-range-address="'assignment_1.2'.H2:'assignment_1.2'.H5" chart:label-cell-address="'assignment_1.2'.H1:'assignment_1.2'.H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cache_hitratio</text:p>
                <draw:g>
                  <svg:desc>'assignment_1.2'.G1:'assignment_1.2'.G1</svg:desc>
                </draw:g>
              </table:table-cell>
              <table:table-cell office:value-type="string">
                <text:p>dcache_hitratio</text:p>
                <draw:g>
                  <svg:desc>'assignment_1.2'.H1:'assignment_1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ssignment_1.2'.B2:'assignment_1.2'.B5</svg:desc>
                </draw:g>
              </table:table-cell>
              <table:table-cell office:value-type="float" office:value="86.1583650566117">
                <text:p>86.1583650566117</text:p>
                <draw:g>
                  <svg:desc>'assignment_1.2'.G2:'assignment_1.2'.G5</svg:desc>
                </draw:g>
              </table:table-cell>
              <table:table-cell office:value-type="float" office:value="97.3853883689094">
                <text:p>97.3853883689094</text:p>
                <draw:g>
                  <svg:desc>'assignment_1.2'.H2:'assignment_1.2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.7881018667572">
                <text:p>93.7881018667572</text:p>
              </table:table-cell>
              <table:table-cell office:value-type="float" office:value="99.2271150533838">
                <text:p>99.2271150533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4.9143091058634">
                <text:p>94.9143091058634</text:p>
              </table:table-cell>
              <table:table-cell office:value-type="float" office:value="99.3826205049897">
                <text:p>99.3826205049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5.0592945852354">
                <text:p>95.0592945852354</text:p>
              </table:table-cell>
              <table:table-cell office:value-type="float" office:value="99.4047293366375">
                <text:p>99.4047293366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